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aco" svg:font-family="Monaco, Menlo, Consolas, 'courier new', monospac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751" officeooo:paragraph-rsid="00004751"/>
    </style:style>
    <style:style style:name="P2" style:family="paragraph" style:parent-style-name="Standard">
      <style:text-properties officeooo:rsid="0000aee3" officeooo:paragraph-rsid="0000aee3"/>
    </style:style>
    <style:style style:name="P3" style:family="paragraph" style:parent-style-name="Standard">
      <style:text-properties officeooo:rsid="0000aee3" officeooo:paragraph-rsid="0000c8e9"/>
    </style:style>
    <style:style style:name="P4" style:family="paragraph" style:parent-style-name="Standard">
      <style:text-properties officeooo:rsid="0000aee3" officeooo:paragraph-rsid="00074d1a"/>
    </style:style>
    <style:style style:name="P5" style:family="paragraph" style:parent-style-name="Standard">
      <style:text-properties officeooo:rsid="0000c8e9" officeooo:paragraph-rsid="0000c8e9"/>
    </style:style>
    <style:style style:name="P6" style:family="paragraph" style:parent-style-name="Standard">
      <style:text-properties officeooo:rsid="00022727" officeooo:paragraph-rsid="00022727"/>
    </style:style>
    <style:style style:name="P7" style:family="paragraph" style:parent-style-name="Standard">
      <style:text-properties officeooo:rsid="00037cad" officeooo:paragraph-rsid="00037cad"/>
    </style:style>
    <style:style style:name="P8" style:family="paragraph" style:parent-style-name="Standard">
      <style:text-properties officeooo:rsid="0004e3e2" officeooo:paragraph-rsid="0004e3e2"/>
    </style:style>
    <style:style style:name="P9" style:family="paragraph" style:parent-style-name="Standard">
      <style:text-properties officeooo:paragraph-rsid="00060fc9"/>
    </style:style>
    <style:style style:name="P10" style:family="paragraph" style:parent-style-name="Standard">
      <style:text-properties officeooo:rsid="0006b068" officeooo:paragraph-rsid="0006b068"/>
    </style:style>
    <style:style style:name="P11" style:family="paragraph" style:parent-style-name="Standard">
      <style:text-properties officeooo:rsid="0006b068" officeooo:paragraph-rsid="000915ae"/>
    </style:style>
    <style:style style:name="P12" style:family="paragraph" style:parent-style-name="Standard">
      <style:text-properties officeooo:rsid="000b020c" officeooo:paragraph-rsid="000b020c"/>
    </style:style>
    <style:style style:name="P13" style:family="paragraph" style:parent-style-name="Standard">
      <style:text-properties officeooo:paragraph-rsid="000b955c"/>
    </style:style>
    <style:style style:name="P14" style:family="paragraph" style:parent-style-name="Standard">
      <style:text-properties fo:font-weight="bold" officeooo:rsid="000d6108" officeooo:paragraph-rsid="000d6108" style:font-weight-asian="bold" style:font-weight-complex="bold"/>
    </style:style>
    <style:style style:name="P15" style:family="paragraph" style:parent-style-name="Standard">
      <style:text-properties fo:font-weight="bold" officeooo:rsid="0012d034" officeooo:paragraph-rsid="0012d034" style:font-weight-asian="bold" style:font-weight-complex="bold"/>
    </style:style>
    <style:style style:name="P16" style:family="paragraph" style:parent-style-name="Standard">
      <style:text-properties fo:font-weight="normal" officeooo:rsid="000d6108" officeooo:paragraph-rsid="000d6108" style:font-weight-asian="normal" style:font-weight-complex="normal"/>
    </style:style>
    <style:style style:name="P17" style:family="paragraph" style:parent-style-name="Standard">
      <style:text-properties fo:font-weight="normal" officeooo:rsid="0012d034" officeooo:paragraph-rsid="0012d034" style:font-weight-asian="normal" style:font-weight-complex="normal"/>
    </style:style>
    <style:style style:name="P18" style:family="paragraph" style:parent-style-name="Standard">
      <style:text-properties officeooo:paragraph-rsid="000d6108"/>
    </style:style>
    <style:style style:name="P19" style:family="paragraph" style:parent-style-name="Standard">
      <style:text-properties officeooo:rsid="000e4700" officeooo:paragraph-rsid="000e4700"/>
    </style:style>
    <style:style style:name="P20" style:family="paragraph" style:parent-style-name="Standard">
      <style:text-properties officeooo:paragraph-rsid="000e4700"/>
    </style:style>
    <style:style style:name="P21" style:family="paragraph" style:parent-style-name="Standard">
      <style:text-properties officeooo:rsid="000fc1fd" officeooo:paragraph-rsid="000fc1fd"/>
    </style:style>
    <style:style style:name="P22" style:family="paragraph" style:parent-style-name="Standard">
      <style:text-properties officeooo:rsid="0010f0d4" officeooo:paragraph-rsid="0010f0d4"/>
    </style:style>
    <style:style style:name="P23" style:family="paragraph" style:parent-style-name="Standard">
      <style:text-properties officeooo:paragraph-rsid="0010f0d4"/>
    </style:style>
    <style:style style:name="P24" style:family="paragraph" style:parent-style-name="Standard">
      <style:text-properties officeooo:paragraph-rsid="0012d034"/>
    </style:style>
    <style:style style:name="P25" style:family="paragraph" style:parent-style-name="Standard">
      <style:text-properties officeooo:paragraph-rsid="0014de62"/>
    </style:style>
    <style:style style:name="P26" style:family="paragraph" style:parent-style-name="Standard">
      <style:text-properties officeooo:rsid="001ba3f3" officeooo:paragraph-rsid="001ba3f3"/>
    </style:style>
    <style:style style:name="P27" style:family="paragraph" style:parent-style-name="Standard">
      <style:text-properties officeooo:rsid="001ba3f3" officeooo:paragraph-rsid="001c2a0d"/>
    </style:style>
    <style:style style:name="T1" style:family="text">
      <style:text-properties officeooo:rsid="0000c8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c8e9" style:font-weight-asian="bold" style:font-weight-complex="bold"/>
    </style:style>
    <style:style style:name="T4" style:family="text">
      <style:text-properties fo:font-weight="bold" officeooo:rsid="000b955c" style:font-weight-asian="bold" style:font-weight-complex="bold"/>
    </style:style>
    <style:style style:name="T5" style:family="text">
      <style:text-properties fo:font-weight="bold" officeooo:rsid="0010f0d4" style:font-weight-asian="bold" style:font-weight-complex="bold"/>
    </style:style>
    <style:style style:name="T6" style:family="text">
      <style:text-properties fo:font-weight="bold" officeooo:rsid="0012a753" style:font-weight-asian="bold" style:font-weight-complex="bold"/>
    </style:style>
    <style:style style:name="T7" style:family="text">
      <style:text-properties fo:font-weight="bold" officeooo:rsid="0012d034" style:font-weight-asian="bold" style:font-weight-complex="bold"/>
    </style:style>
    <style:style style:name="T8" style:family="text">
      <style:text-properties officeooo:rsid="00022727"/>
    </style:style>
    <style:style style:name="T9" style:family="text">
      <style:text-properties officeooo:rsid="00060fc9"/>
    </style:style>
    <style:style style:name="T10" style:family="text">
      <style:text-properties officeooo:rsid="00066ce8"/>
    </style:style>
    <style:style style:name="T11" style:family="text">
      <style:text-properties officeooo:rsid="00074d1a"/>
    </style:style>
    <style:style style:name="T12" style:family="text">
      <style:text-properties officeooo:rsid="000915ae"/>
    </style:style>
    <style:style style:name="T13" style:family="text">
      <style:text-properties officeooo:rsid="000b955c"/>
    </style:style>
    <style:style style:name="T14" style:family="text">
      <style:text-properties officeooo:rsid="000c93c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d6108" style:font-weight-asian="normal" style:font-weight-complex="normal"/>
    </style:style>
    <style:style style:name="T17" style:family="text">
      <style:text-properties fo:font-weight="normal" officeooo:rsid="000e4700" style:font-weight-asian="normal" style:font-weight-complex="normal"/>
    </style:style>
    <style:style style:name="T18" style:family="text">
      <style:text-properties fo:font-weight="normal" officeooo:rsid="0012d034" style:font-weight-asian="normal" style:font-weight-complex="normal"/>
    </style:style>
    <style:style style:name="T19" style:family="text">
      <style:text-properties fo:font-weight="normal" officeooo:rsid="001344bf" style:font-weight-asian="normal" style:font-weight-complex="normal"/>
    </style:style>
    <style:style style:name="T20" style:family="text">
      <style:text-properties fo:font-weight="normal" officeooo:rsid="0014de62" style:font-weight-asian="normal" style:font-weight-complex="normal"/>
    </style:style>
    <style:style style:name="T21" style:family="text">
      <style:text-properties fo:font-weight="normal" officeooo:rsid="0015f72f" style:font-weight-asian="normal" style:font-weight-complex="normal"/>
    </style:style>
    <style:style style:name="T22" style:family="text">
      <style:text-properties fo:font-weight="normal" officeooo:rsid="0019070c" style:font-weight-asian="normal" style:font-weight-complex="normal"/>
    </style:style>
    <style:style style:name="T23" style:family="text">
      <style:text-properties fo:font-weight="normal" officeooo:rsid="001a0fe9" style:font-weight-asian="normal" style:font-weight-complex="normal"/>
    </style:style>
    <style:style style:name="T24" style:family="text">
      <style:text-properties fo:font-weight="normal" officeooo:rsid="001aff82" style:font-weight-asian="normal" style:font-weight-complex="normal"/>
    </style:style>
    <style:style style:name="T25" style:family="text">
      <style:text-properties fo:font-weight="normal" officeooo:rsid="001ba3f3" style:font-weight-asian="normal" style:font-weight-complex="normal"/>
    </style:style>
    <style:style style:name="T26" style:family="text">
      <style:text-properties officeooo:rsid="0010f0d4"/>
    </style:style>
    <style:style style:name="T27" style:family="text">
      <style:text-properties officeooo:rsid="0012a7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est run</text:p>
      <text:p text:style-name="P22">With Junit jupiter</text:p>
      <text:p text:style-name="P22">Use SpringExtension class: @ExtendWith(SpringExtension.class)</text:p>
      <text:p text:style-name="P22"/>
      <text:p text:style-name="P23"><text:span text:style-name="T26">@SpringJUnitConfig – combination of @ExtendWith(SpringExtension.class) </text:span><text:span text:style-name="T5">and</text:span><text:span text:style-name="T26"> </text:span>@ContextConfiguration <text:span text:style-name="T6">and</text:span><text:span text:style-name="T27"> @WebAppConfiguration</text:span></text:p>
      <text:p text:style-name="P23"/>
      <text:p text:style-name="P23">@SpringJUnitWebConfig – <text:span text:style-name="T27">combination of @ExtendWith(SpringExtension.class) and @ContextConfiguration</text:span></text:p>
      <text:p text:style-name="P13"/>
      <text:p text:style-name="P13"><text:span text:style-name="T13">Context is cached – NOT created every time before test. Some tests modify context → they should be annotated with </text:span><text:span text:style-name="T4">@DirtiesContext</text:span><text:span text:style-name="T13">(has some fields), which is class and method level</text:span></text:p>
      <text:p text:style-name="P1"/>
      <text:p text:style-name="P1"><text:span text:style-name="T14">@</text:span>TestExecutionListeners - ???</text:p>
      <text:p text:style-name="P1"/>
      <text:p text:style-name="P1">@ContextConfiguration – to configure ApplicationContext</text:p>
      <text:p text:style-name="P2">classes: Class[] - <text:span text:style-name="T1">@Configuration classes or @Component, @Service … </text:span></text:p>
      <text:p text:style-name="P3">locations: String[] - <text:span text:style-name="T1">path to xml-configuration, base dir - classpath</text:span></text:p>
      <text:p text:style-name="P2"><text:span text:style-name="T1">i</text:span>nitializers: Class&lt;? extends ApplicationContextInitializer&gt;[] - </text:p>
      <text:p text:style-name="P3">inheritInitializers: boolean – <text:span text:style-name="T11">true if inherit from test’s super class</text:span></text:p>
      <text:p text:style-name="P4">inheritLocations: boolean - <text:span text:style-name="T11">true if inherit from test’s super class</text:span></text:p>
      <text:p text:style-name="P2">loader: Class&lt;? extends ContextLoader&gt; - </text:p>
      <text:p text:style-name="P2">name: String – <text:span text:style-name="T1">name of context hierarchy(</text:span><text:span text:style-name="T3">see below</text:span><text:span text:style-name="T1">)</text:span></text:p>
      <text:p text:style-name="P2"/>
      <text:p text:style-name="P5">@WebAppConfiguration – to load WebApplicationContext</text:p>
      <text:p text:style-name="P5">value: String – <text:span text:style-name="T8">path to configuration, default is "</text:span><text:a xlink:type="simple" xlink:href="../../../../../../src/main/webapp" text:style-name="Internet_20_link" text:visited-style-name="Visited_20_Internet_20_Link"><text:span text:style-name="T8">file:src/main/webapp</text:span></text:a><text:span text:style-name="T8">"</text:span></text:p>
      <text:p text:style-name="P5"/>
      <text:p text:style-name="P6">@ContextHierarchy</text:p>
      <text:p text:style-name="P6">value: array of {@ContextConfiguration(), @ContextConfiguration(), … }</text:p>
      <text:p text:style-name="P6">If you need to merge or override context for some <text:span text:style-name="T2">named</text:span> level of hierarchy specify the same <text:span text:style-name="T2">name</text:span> for @ContextConfiguration</text:p>
      <text:p text:style-name="P6"/>
      <text:p text:style-name="P7">@ActiveProfiles - activate specific profiles</text:p>
      <text:p text:style-name="P8">profiles: String[] - array of profile names</text:p>
      <text:p text:style-name="P8">inheritProfiles: boolean – true if inherit profiles from test’s super class</text:p>
      <text:p text:style-name="P9"><text:span text:style-name="T9">resolvers: Class&lt;? extends ActiveProfileResolver&gt;[] - if to define profile programmatically</text:span></text:p>
      <text:p text:style-name="P9"><text:tab/>ActiveProfileResolver <text:span text:style-name="T10">has method resolve(), which returns String[] of active profiles</text:span></text:p>
      <text:p text:style-name="P9"/>
      <text:p text:style-name="P10">@TestPropertySource</text:p>
      <text:p text:style-name="P10">locations: String[] - <text:span text:style-name="T12">path to </text:span>.<text:span text:style-name="T12">properties file, base-dir classpath</text:span></text:p>
      <text:p text:style-name="P10">properties: String[] - <text:span text:style-name="T12">name-value pairs: {“zone=GMT”, “port=32”}</text:span></text:p>
      <text:p text:style-name="P11">inheritLocations: boolean</text:p>
      <text:p text:style-name="P11">inheritProperties: boolean</text:p>
      <text:p text:style-name="P11"/>
      <text:p text:style-name="P12">@DynamicPropertySource – method-level, to add properties programmatically</text:p>
      <text:p text:style-name="P12">static void foo(<text:span text:style-name="T2">DynamicPropertyRegistry</text:span> registry) {</text:p>
      <text:p text:style-name="P12"><text:tab/>registry.add("server.port", <text:span text:style-name="T2">server::getPort</text:span>); //needs Supplier</text:p>
      <text:p text:style-name="P12">}</text:p>
      <text:p text:style-name="P12"/>
      <text:p text:style-name="P19"><text:soft-page-break/>@IfProfileValue(name=”name of param”, value=”value of param”) - method level, activate test depending on property</text:p>
      <text:p text:style-name="P19"/>
      <text:p text:style-name="P12"/>
      <text:p text:style-name="P14">Transactions</text:p>
      <text:p text:style-name="P16">Default behavior of transaction manager is to <text:span text:style-name="T2">rollback</text:span> after test</text:p>
      <text:p text:style-name="P16">@Commit – method or class level, to make transaction commit</text:p>
      <text:p text:style-name="P18"><text:span text:style-name="T16">@Rollback(true/false) - method or class level, to make transaction rollback</text:span></text:p>
      <text:p text:style-name="P18"><text:span text:style-name="T16"/></text:p>
      <text:p text:style-name="P19"><text:span text:style-name="T16">@</text:span><text:span text:style-name="T15">BeforeTransaction – over void method, which should run before transaction start</text:span></text:p>
      <text:p text:style-name="P20"><text:span text:style-name="T16">@</text:span><text:span text:style-name="T17">AfterTransaction – over void method, which should run after transaction start</text:span></text:p>
      <text:p text:style-name="P19"><text:span text:style-name="T15"/></text:p>
      <text:p text:style-name="P19"><text:span text:style-name="T15">@</text:span><text:span text:style-name="T16">T</text:span><text:span text:style-name="T15">imed(millis = 1000) – </text:span><text:span text:style-name="T2">waits</text:span><text:span text:style-name="T15"> till test finishes; fails it if ran too long</text:span></text:p>
      <text:p text:style-name="P21"><text:span text:style-name="T15">@Repeated(10) – test will be repeated numer of times(</text:span><text:span text:style-name="T2">with all</text:span><text:span text:style-name="T15"> setting before and actions after)</text:span></text:p>
      <text:p text:style-name="P21"><text:span text:style-name="T15"/></text:p>
      <text:p text:style-name="P21"><text:span text:style-name="T15">org.springframework.test.jdbc.JdbcTestUtils – </text:span><text:span text:style-name="T25">contains utility methods:</text:span></text:p>
      <text:p text:style-name="P26"><text:span text:style-name="T15">countRowsInTable(…)</text:span></text:p>
      <text:p text:style-name="P27"><text:span text:style-name="T15"><text:tab/>… </text:span></text:p>
      <text:p text:style-name="P26"><text:span text:style-name="T15">deleteFromTable(…)</text:span></text:p>
      <text:p text:style-name="P26"><text:span text:style-name="T15"/></text:p>
      <text:p text:style-name="P21"><text:span text:style-name="T15"/></text:p>
      <text:p text:style-name="P15">MVC</text:p>
      <text:p text:style-name="P24"><text:span text:style-name="T20">MockMvc </text:span><text:span text:style-name="T18">m = MockMvcBuilders.</text:span><text:span text:style-name="T7">standaloneSetup</text:span><text:span text:style-name="T18">(&lt;instance of controller: </text:span><text:span text:style-name="T19">new SomeCtrl()</text:span><text:span text:style-name="T18">&gt;).build();</text:span></text:p>
      <text:p text:style-name="P17">or</text:p>
      <text:p text:style-name="P25"><text:span text:style-name="T20">MockMvc </text:span><text:span text:style-name="T18">m = MockMvcBuilders.</text:span><text:span text:style-name="T7">webAppContextSetup</text:span><text:span text:style-name="T18">(&lt;WebApplicationContext instance&gt;).build</text:span><text:span text:style-name="T21">()</text:span></text:p>
      <text:p text:style-name="P25"><text:span text:style-name="T21"/></text:p>
      <text:p text:style-name="P25"><text:span text:style-name="T21">.defaultRequest(get("/").accept(MediaType.APPLICATION_JSON))</text:span></text:p>
      <text:p text:style-name="P25"><text:span text:style-name="T21">.alwaysExpect(status().isOk())</text:span></text:p>
      <text:p text:style-name="P25"><text:span text:style-name="T21">.alwaysExpect(content().contentType("application/json;charset=UTF-8"))</text:span></text:p>
      <text:p text:style-name="P25"><text:span text:style-name="T21">.contextPath("/app").servletPath("/main")</text:span></text:p>
      <text:p text:style-name="P25"><text:span text:style-name="T21"/></text:p>
      <text:p text:style-name="P25"><text:span text:style-name="T21">org.springframework.test.web.servlet.result.MockMvcResultMatchers</text:span></text:p>
      <text:p text:style-name="P25"><text:span text:style-name="T21"/></text:p>
      <text:p text:style-name="P25"><text:span text:style-name="T21">m.perform(get("/").</text:span><text:span text:style-name="T22">param(“name”, “value”)</text:span><text:span text:style-name="T21">).andReturn() / andExpect(status().isOk())</text:span></text:p>
      <text:p text:style-name="P25"><text:span text:style-name="T21">.andExpect(jsonPath("$.accountId").value("12345")) – </text:span><text:span text:style-name="T23">to check accountId value</text:span></text:p>
      <text:p text:style-name="P25"><text:span text:style-name="T21">.andExpect(content().json("</text:span><text:span text:style-name="T23">&lt;reference json here&gt;</text:span><text:span text:style-name="T21">")) - </text:span><text:span text:style-name="T24">to compare json</text:span></text:p>
      <text:p text:style-name="P25"><text:span text:style-name="T21"/></text:p>
      <text:p text:style-name="P25"><text:span text:style-name="T21">mockMvc.perform(multipart("/doc").file("a1", "ABC".getBytes("UTF-8")));</text:span></text:p>
      <text:p text:style-name="P25">mockMvc.perform(post("/hotels/{id}", 42).accept(MediaType.APPLICATION_JSON));</text:p>
      <text:p text:style-name="P25"/>
      <text:p text:style-name="P25"><text:span text:style-name="T21"/></text:p>
      <text:p text:style-name="P21"><text:span text:style-name="T15"/></text:p>
      <text:p text:style-name="P21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aco" svg:font-family="Monaco, Menlo, Consolas, 'courier new', monospac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06T23:58:58.099000000</dc:date>
    <meta:editing-duration>PT3H34M23S</meta:editing-duration>
    <meta:editing-cycles>30</meta:editing-cycles>
    <meta:document-statistic meta:table-count="0" meta:image-count="0" meta:object-count="0" meta:page-count="2" meta:paragraph-count="61" meta:word-count="370" meta:character-count="3653" meta:non-whitespace-character-count="3320"/>
  </office:meta>
</office:document-meta>
</file>